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31"/>
        <table:table-column table:style-name="co18" table:default-cell-style-name="ce31"/>
        <table:table-column table:style-name="co19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4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4"/>
          <table:covered-table-cell table:style-name="ce119"/>
          <table:covered-table-cell table:number-columns-repeated="5" table:style-name="ce14"/>
          <table:covered-table-cell table:style-name="ce119"/>
          <table:covered-table-cell table:number-columns-repeated="2" table:style-name="ce14"/>
          <table:covered-table-cell table:style-name="ce119"/>
          <table:covered-table-cell table:number-columns-repeated="7" table:style-name="ce14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number-columns-repeated="2"/>
          <table:table-cell office:value-type="float" office:value="10683.3333333333" calcext:value-type="float">
            <text:p>10683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3.6666666667" calcext:value-type="float">
            <text:p>25403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.666666666667" calcext:value-type="float">
            <text:p>705.666666666667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5.464760266508" calcext:value-type="float">
            <text:p>555.46476026650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0.33333333333" calcext:value-type="float">
            <text:p>5080.33333333333</text:p>
          </table:table-cell>
          <table:table-cell office:value-type="float" office:value="55689.1790846278" calcext:value-type="float">
            <text:p>55689.1790846278</text:p>
          </table:table-cell>
          <table:table-cell office:value-type="float" office:value="11461" calcext:value-type="float">
            <text:p>11461</text:p>
          </table:table-cell>
          <table:table-cell office:value-type="float" office:value="108346.398751315" calcext:value-type="float">
            <text:p>108346.398751315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916286623193" calcext:value-type="float">
            <text:p>688.91628662319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60.029787692662" calcext:value-type="float">
            <text:p>560.02978769266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5.66666666667" calcext:value-type="float">
            <text:p>5075.66666666667</text:p>
          </table:table-cell>
          <table:table-cell office:value-type="float" office:value="55928.9591925104" calcext:value-type="float">
            <text:p>55928.9591925104</text:p>
          </table:table-cell>
          <table:table-cell office:value-type="float" office:value="11467" calcext:value-type="float">
            <text:p>11467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7.567017068655" calcext:value-type="float">
            <text:p>687.56701706865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0" calcext:value-type="float">
            <text:p>25400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5.634462747796" calcext:value-type="float">
            <text:p>555.63446274779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638.1850032933" calcext:value-type="float">
            <text:p>55638.185003293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934.83735987" calcext:value-type="float">
            <text:p>108934.83735987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916286623193" calcext:value-type="float">
            <text:p>688.91628662319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1.6666666667" calcext:value-type="float">
            <text:p>2540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60.779540438572" calcext:value-type="float">
            <text:p>560.77954043857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8.66666666667" calcext:value-type="float">
            <text:p>5078.66666666667</text:p>
          </table:table-cell>
          <table:table-cell office:value-type="float" office:value="55867.8090025506" calcext:value-type="float">
            <text:p>55867.8090025506</text:p>
          </table:table-cell>
          <table:table-cell office:value-type="float" office:value="11461" calcext:value-type="float">
            <text:p>11461</text:p>
          </table:table-cell>
          <table:table-cell office:value-type="float" office:value="108895.280574508" calcext:value-type="float">
            <text:p>108895.28057450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5.415043482279" calcext:value-type="float">
            <text:p>685.415043482279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number-columns-repeated="2"/>
          <table:table-cell office:value-type="float" office:value="10713.6666666667" calcext:value-type="float">
            <text:p>10713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6.6666666667" calcext:value-type="float">
            <text:p>2540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29.524966187414" calcext:value-type="float">
            <text:p>429.524966187414</text:p>
          </table:table-cell>
          <table:table-cell office:value-type="float" office:value="553.4065208037" calcext:value-type="float">
            <text:p>553.406520803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5.66666666667" calcext:value-type="float">
            <text:p>5075.66666666667</text:p>
          </table:table-cell>
          <table:table-cell office:value-type="float" office:value="55725.8230265315" calcext:value-type="float">
            <text:p>55725.8230265315</text:p>
          </table:table-cell>
          <table:table-cell office:value-type="float" office:value="11467" calcext:value-type="float">
            <text:p>11467</text:p>
          </table:table-cell>
          <table:table-cell office:value-type="float" office:value="108811.978783981" calcext:value-type="float">
            <text:p>108811.978783981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7.286565571318" calcext:value-type="float">
            <text:p>687.28656557131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81" calcext:value-type="float">
            <text:p>2548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2.262584891371" calcext:value-type="float">
            <text:p>552.26258489137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7.33333333333" calcext:value-type="float">
            <text:p>5077.33333333333</text:p>
          </table:table-cell>
          <table:table-cell office:value-type="float" office:value="55885.2248262801" calcext:value-type="float">
            <text:p>55885.2248262801</text:p>
          </table:table-cell>
          <table:table-cell office:value-type="float" office:value="11461" calcext:value-type="float">
            <text:p>11461</text:p>
          </table:table-cell>
          <table:table-cell office:value-type="float" office:value="109044.541087295" calcext:value-type="float">
            <text:p>109044.541087295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916889690735" calcext:value-type="float">
            <text:p>688.91688969073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84.3333333333" calcext:value-type="float">
            <text:p>2558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.666666666667" calcext:value-type="float">
            <text:p>705.666666666667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7.191226809907" calcext:value-type="float">
            <text:p>557.19122680990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7.33333333333" calcext:value-type="float">
            <text:p>5077.33333333333</text:p>
          </table:table-cell>
          <table:table-cell office:value-type="float" office:value="55976.3875510599" calcext:value-type="float">
            <text:p>55976.3875510599</text:p>
          </table:table-cell>
          <table:table-cell office:value-type="float" office:value="11464" calcext:value-type="float">
            <text:p>11464</text:p>
          </table:table-cell>
          <table:table-cell office:value-type="float" office:value="108994.841514568" calcext:value-type="float">
            <text:p>108994.84151456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7.891098276215" calcext:value-type="float">
            <text:p>687.89109827621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2" calcext:value-type="float">
            <text:p>2540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4.03731289644" calcext:value-type="float">
            <text:p>554.0373128964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1.66666666667" calcext:value-type="float">
            <text:p>5081.66666666667</text:p>
          </table:table-cell>
          <table:table-cell office:value-type="float" office:value="55872.6888677882" calcext:value-type="float">
            <text:p>55872.6888677882</text:p>
          </table:table-cell>
          <table:table-cell office:value-type="float" office:value="11467" calcext:value-type="float">
            <text:p>11467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916286623193" calcext:value-type="float">
            <text:p>688.91628662319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6.6666666667" calcext:value-type="float">
            <text:p>2539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3.307147205735" calcext:value-type="float">
            <text:p>553.30714720573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926.3142882883" calcext:value-type="float">
            <text:p>55926.314288288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000729976314" calcext:value-type="float">
            <text:p>688.00072997631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29" calcext:value-type="float">
            <text:p>2542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7.191226809907" calcext:value-type="float">
            <text:p>557.19122680990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9" calcext:value-type="float">
            <text:p>5079</text:p>
          </table:table-cell>
          <table:table-cell office:value-type="float" office:value="55976.3875510599" calcext:value-type="float">
            <text:p>55976.3875510599</text:p>
          </table:table-cell>
          <table:table-cell office:value-type="float" office:value="11461" calcext:value-type="float">
            <text:p>11461</text:p>
          </table:table-cell>
          <table:table-cell office:value-type="float" office:value="108994.841514568" calcext:value-type="float">
            <text:p>108994.84151456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526203425756" calcext:value-type="float">
            <text:p>688.526203425756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8.3333333333" calcext:value-type="float">
            <text:p>253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4.03731289644" calcext:value-type="float">
            <text:p>554.0373128964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7.33333333333" calcext:value-type="float">
            <text:p>5077.33333333333</text:p>
          </table:table-cell>
          <table:table-cell office:value-type="float" office:value="55872.6888677882" calcext:value-type="float">
            <text:p>55872.6888677882</text:p>
          </table:table-cell>
          <table:table-cell office:value-type="float" office:value="11467" calcext:value-type="float">
            <text:p>11467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5.415043482279" calcext:value-type="float">
            <text:p>685.415043482279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8.3333333333" calcext:value-type="float">
            <text:p>253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3.307147205735" calcext:value-type="float">
            <text:p>553.30714720573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7.33333333333" calcext:value-type="float">
            <text:p>5077.33333333333</text:p>
          </table:table-cell>
          <table:table-cell office:value-type="float" office:value="55973.7426468378" calcext:value-type="float">
            <text:p>55973.7426468378</text:p>
          </table:table-cell>
          <table:table-cell office:value-type="float" office:value="11461" calcext:value-type="float">
            <text:p>11461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916889690735" calcext:value-type="float">
            <text:p>688.916889690735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82" table:formula="of:=SUM([.D19:.Y19])/22" office:value-type="float" office:value="0" calcext:value-type="float">
            <text:p>0</text:p>
          </table:covered-table-cell>
          <table:table-cell table:style-name="ce82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4"/>
          <table:covered-table-cell table:style-name="ce119"/>
          <table:covered-table-cell table:number-columns-repeated="5" table:style-name="ce14"/>
          <table:covered-table-cell table:style-name="ce119"/>
          <table:covered-table-cell table:number-columns-repeated="2" table:style-name="ce14"/>
          <table:covered-table-cell table:style-name="ce119"/>
          <table:covered-table-cell table:number-columns-repeated="7" table:style-name="ce14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formula="of:=SUM([.D20:.Y20])/8" office:value-type="float" office:value="0.00199729560588135" calcext:value-type="float">
            <text:p>0.001997295605881</text:p>
          </table:table-cell>
          <table:table-cell table:style-name="ce13" table:formula="of:=[.B20]" office:value-type="percentage" office:value="0.00199729560588135" calcext:value-type="percentage">
            <text:p>0.20%</text:p>
          </table:table-cell>
          <table:table-cell table:style-name="ce112" table:number-columns-repeated="4"/>
          <table:table-cell table:style-name="ce112" table:formula="of:=([.H4]-[.H7])/[.H4]" office:value-type="float" office:value="0.0101439110556941" calcext:value-type="float">
            <text:p>0.010143911055694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470145745181011" calcext:value-type="float">
            <text:p>0.00470145745181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7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formula="of:=SUM([.D21:.Y21])/8" office:value-type="float" office:value="0.00256182479181062" calcext:value-type="float">
            <text:p>0.002561824791811</text:p>
          </table:table-cell>
          <table:table-cell table:style-name="ce13" table:formula="of:=[.B21]" office:value-type="percentage" office:value="0.00256182479181062" calcext:value-type="percentage">
            <text:p>0.26%</text:p>
          </table:table-cell>
          <table:table-cell table:style-name="ce112" table:number-columns-repeated="4"/>
          <table:table-cell table:style-name="ce112" table:formula="of:=([.H4]-[.H8])/[.H4]" office:value-type="float" office:value="0.010481608478803" calcext:value-type="float">
            <text:p>0.010481608478803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8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formula="of:=SUM([.D22:.Y22])/8" office:value-type="float" office:value="0.00260283678569509" calcext:value-type="float">
            <text:p>0.002602836785695</text:p>
          </table:table-cell>
          <table:table-cell table:style-name="ce13" table:formula="of:=[.B22]" office:value-type="percentage" office:value="0.00260283678569509" calcext:value-type="percentage">
            <text:p>0.26%</text:p>
          </table:table-cell>
          <table:table-cell table:style-name="ce112" table:number-columns-repeated="4"/>
          <table:table-cell table:style-name="ce112" table:formula="of:=([.H4]-[.H9])/[.H4]" office:value-type="float" office:value="0.010286783042394" calcext:value-type="float">
            <text:p>0.010286783042394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9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9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formula="of:=SUM([.D23:.Y23])/8" office:value-type="float" office:value="0.00288856014991619" calcext:value-type="float">
            <text:p>0.002888560149916</text:p>
          </table:table-cell>
          <table:table-cell table:style-name="ce13" table:formula="of:=[.B23]" office:value-type="percentage" office:value="0.00288856014991619" calcext:value-type="percentage">
            <text:p>0.29%</text:p>
          </table:table-cell>
          <table:table-cell table:style-name="ce112" table:number-columns-repeated="4"/>
          <table:table-cell table:style-name="ce112" table:formula="of:=([.H4]-[.H10])/[.H4]" office:value-type="float" office:value="0.0102218412302576" calcext:value-type="float">
            <text:p>0.010221841230258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0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0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formula="of:=SUM([.D24:.Y24])/8" office:value-type="float" office:value="0.00279884179692947" calcext:value-type="float">
            <text:p>0.002798841796929</text:p>
          </table:table-cell>
          <table:table-cell table:style-name="ce13" table:formula="of:=[.B24]" office:value-type="percentage" office:value="0.00279884179692947" calcext:value-type="percentage">
            <text:p>0.28%</text:p>
          </table:table-cell>
          <table:table-cell table:style-name="ce112" table:number-columns-repeated="4"/>
          <table:table-cell table:style-name="ce112" table:formula="of:=([.H4]-[.H11])/[.H4]" office:value-type="float" office:value="0.0100270157938487" calcext:value-type="float">
            <text:p>0.010027015793849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1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1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formula="of:=SUM([.D25:.Y25])/8" office:value-type="float" office:value="0.00220831527696691" calcext:value-type="float">
            <text:p>0.002208315276967</text:p>
          </table:table-cell>
          <table:table-cell table:style-name="ce13" table:formula="of:=[.B25]" office:value-type="percentage" office:value="0.00220831527696691" calcext:value-type="percentage">
            <text:p>0.22%</text:p>
          </table:table-cell>
          <table:table-cell table:style-name="ce112" table:number-columns-repeated="4"/>
          <table:table-cell table:style-name="ce112" table:formula="of:=([.H4]-[.H12])/[.H4]" office:value-type="float" office:value="0.00713061097256858" calcext:value-type="float">
            <text:p>0.007130610972569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2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formula="of:=SUM([.D26:.Y26])/8" office:value-type="float" office:value="0.00108465146471635" calcext:value-type="float">
            <text:p>0.001084651464716</text:p>
          </table:table-cell>
          <table:table-cell table:style-name="ce13" table:formula="of:=[.B26]" office:value-type="percentage" office:value="0.00108465146471635" calcext:value-type="percentage">
            <text:p>0.11%</text:p>
          </table:table-cell>
          <table:table-cell table:style-name="ce112" table:number-columns-repeated="4"/>
          <table:table-cell table:style-name="ce112" table:formula="of:=([.H4]-[.H13])/[.H4]" office:value-type="float" office:value="0.00310421862011642" calcext:value-type="float">
            <text:p>0.003104218620116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0470145745181011" calcext:value-type="float">
            <text:p>0.00470145745181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3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formula="of:=SUM([.D27:.Y27])/8" office:value-type="float" office:value="0.00252773034043905" calcext:value-type="float">
            <text:p>0.002527730340439</text:p>
          </table:table-cell>
          <table:table-cell table:style-name="ce13" table:formula="of:=[.B27]" office:value-type="percentage" office:value="0.00252773034043905" calcext:value-type="percentage">
            <text:p>0.25%</text:p>
          </table:table-cell>
          <table:table-cell table:style-name="ce112" table:number-columns-repeated="4"/>
          <table:table-cell table:style-name="ce112" table:formula="of:=([.H4]-[.H14])/[.H4]" office:value-type="float" office:value="0.0102088528678304" calcext:value-type="float">
            <text:p>0.010208852867831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4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formula="of:=SUM([.D28:.Y28])/8" office:value-type="float" office:value="0.00261907223872917" calcext:value-type="float">
            <text:p>0.002619072238729</text:p>
          </table:table-cell>
          <table:table-cell table:style-name="ce13" table:formula="of:=[.B28]" office:value-type="percentage" office:value="0.00261907223872917" calcext:value-type="percentage">
            <text:p>0.26%</text:p>
          </table:table-cell>
          <table:table-cell table:style-name="ce112" table:number-columns-repeated="4"/>
          <table:table-cell table:style-name="ce112" table:formula="of:=([.H4]-[.H15])/[.H4]" office:value-type="float" office:value="0.0104166666666666" calcext:value-type="float">
            <text:p>0.010416666666667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5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5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formula="of:=SUM([.D29:.Y29])/8" office:value-type="float" office:value="0.00246158834429858" calcext:value-type="float">
            <text:p>0.002461588344299</text:p>
          </table:table-cell>
          <table:table-cell table:style-name="ce13" table:formula="of:=[.B29]" office:value-type="percentage" office:value="0.00246158834429858" calcext:value-type="percentage">
            <text:p>0.25%</text:p>
          </table:table-cell>
          <table:table-cell table:style-name="ce112" table:number-columns-repeated="4"/>
          <table:table-cell table:style-name="ce112" table:formula="of:=([.H4]-[.H16])/[.H4]" office:value-type="float" office:value="0.00915679551122195" calcext:value-type="float">
            <text:p>0.009156795511222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6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6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formula="of:=SUM([.D30:.Y30])/8" office:value-type="float" office:value="0.00254558933877655" calcext:value-type="float">
            <text:p>0.002545589338777</text:p>
          </table:table-cell>
          <table:table-cell table:style-name="ce13" table:formula="of:=[.B30]" office:value-type="percentage" office:value="0.00254558933877655" calcext:value-type="percentage">
            <text:p>0.25%</text:p>
          </table:table-cell>
          <table:table-cell table:style-name="ce112" table:number-columns-repeated="4"/>
          <table:table-cell table:style-name="ce112" table:formula="of:=([.H4]-[.H17])/[.H4]" office:value-type="float" office:value="0.0103517248545304" calcext:value-type="float">
            <text:p>0.01035172485453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7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formula="of:=SUM([.D31:.Y31])/8" office:value-type="float" office:value="0.00231711342147402" calcext:value-type="float">
            <text:p>0.002317113421474</text:p>
          </table:table-cell>
          <table:table-cell table:style-name="ce13" table:formula="of:=[.B31]" office:value-type="percentage" office:value="0.00231711342147402" calcext:value-type="percentage">
            <text:p>0.23%</text:p>
          </table:table-cell>
          <table:table-cell table:style-name="ce112" table:number-columns-repeated="4"/>
          <table:table-cell table:style-name="ce112" table:formula="of:=([.H4]-[.H18])/[.H4]" office:value-type="float" office:value="0.0103517248545304" calcext:value-type="float">
            <text:p>0.01035172485453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8])/[.U4]" office:value-type="float" office:value="-3.63557737661466E-015" calcext:value-type="float">
            <text:p>-3.63557737661466E-15</text:p>
          </table:table-cell>
          <table:table-cell table:style-name="ce112"/>
          <table:table-cell table:style-name="ce112" table:formula="of:=([.W4]-[.W18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82" table:formula="of:=SUM([.D32:.Y32])/22" office:value-type="float" office:value="0" calcext:value-type="float">
            <text:p>0</text:p>
          </table:covered-table-cell>
          <table:table-cell table:style-name="ce82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4"/>
          <table:covered-table-cell table:style-name="ce119"/>
          <table:covered-table-cell table:number-columns-repeated="5" table:style-name="ce14"/>
          <table:covered-table-cell table:style-name="ce119"/>
          <table:covered-table-cell table:number-columns-repeated="2" table:style-name="ce14"/>
          <table:covered-table-cell table:style-name="ce119"/>
          <table:covered-table-cell table:number-columns-repeated="7" table:style-name="ce14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formula="of:=SUM([.D33:.Y33])/14" office:value-type="float" office:value="-0.00466589631424379" calcext:value-type="float">
            <text:p>-0.004665896314244</text:p>
          </table:table-cell>
          <table:table-cell table:style-name="ce13" table:formula="of:=[.B33]*(-1)" office:value-type="percentage" office:value="0.00466589631424379" calcext:value-type="percentage">
            <text:p>0.47%</text:p>
          </table:table-cell>
          <table:table-cell table:style-name="ce112" table:formula="of:=([.D3]-[.D7])/[.D3]" office:value-type="float" office:value="-0.00520637310249661" calcext:value-type="float">
            <text:p>-0.005206373102497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-0.00198019801980198" calcext:value-type="float">
            <text:p>-0.001980198019802</text:p>
          </table:table-cell>
          <table:table-cell table:style-name="ce112" table:formula="of:=([.G3]-[.G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7])/[.K3]" office:value-type="float" office:value="0.00232954345729562" calcext:value-type="float">
            <text:p>0.002329543457296</text:p>
          </table:table-cell>
          <table:table-cell table:style-name="ce112" table:formula="of:=([.L3]-[.L7])/[.L3]" office:value-type="float" office:value="-0.0184771503349289" calcext:value-type="float">
            <text:p>-0.018477150334929</text:p>
          </table:table-cell>
          <table:table-cell table:style-name="ce112" table:formula="of:=([.M3]-[.M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0680406922975288" calcext:value-type="float">
            <text:p>-0.006804069229753</text:p>
          </table:table-cell>
          <table:table-cell table:style-name="ce112" table:formula="of:=([.R3]-[.R7])/[.R3]" office:value-type="float" office:value="-0.0182496171337034" calcext:value-type="float">
            <text:p>-0.018249617133703</text:p>
          </table:table-cell>
          <table:table-cell table:style-name="ce112"/>
          <table:table-cell table:style-name="ce112" table:formula="of:=([.T3]-[.T7])/[.T3]" office:value-type="float" office:value="-0.00172856368487057" calcext:value-type="float">
            <text:p>-0.001728563684871</text:p>
          </table:table-cell>
          <table:table-cell table:style-name="ce112"/>
          <table:table-cell table:style-name="ce112" table:formula="of:=([.V3]-[.V7])/[.V3]" office:value-type="float" office:value="-0.0152061203511544" calcext:value-type="float">
            <text:p>-0.015206120351155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formula="of:=SUM([.D34:.Y34])/14" office:value-type="float" office:value="-0.00589237750787343" calcext:value-type="float">
            <text:p>-0.005892377507873</text:p>
          </table:table-cell>
          <table:table-cell table:style-name="ce13" table:formula="of:=[.B34]*(-1)" office:value-type="percentage" office:value="0.00589237750787343" calcext:value-type="percentage">
            <text:p>0.59%</text:p>
          </table:table-cell>
          <table:table-cell table:style-name="ce112" table:formula="of:=([.D3]-[.D8])/[.D3]" office:value-type="float" office:value="-0.00780955965374483" calcext:value-type="float">
            <text:p>-0.007809559653745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-0.00198019801980198" calcext:value-type="float">
            <text:p>-0.001980198019802</text:p>
          </table:table-cell>
          <table:table-cell table:style-name="ce112" table:formula="of:=([.G3]-[.G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8])/[.K3]" office:value-type="float" office:value="0.00232954345729562" calcext:value-type="float">
            <text:p>0.002329543457296</text:p>
          </table:table-cell>
          <table:table-cell table:style-name="ce112" table:formula="of:=([.L3]-[.L8])/[.L3]" office:value-type="float" office:value="-0.0268473953203341" calcext:value-type="float">
            <text:p>-0.026847395320334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0587924428590309" calcext:value-type="float">
            <text:p>-0.005879244285903</text:p>
          </table:table-cell>
          <table:table-cell table:style-name="ce112" table:formula="of:=([.R3]-[.R8])/[.R3]" office:value-type="float" office:value="-0.0226338800562479" calcext:value-type="float">
            <text:p>-0.022633880056248</text:p>
          </table:table-cell>
          <table:table-cell table:style-name="ce112"/>
          <table:table-cell table:style-name="ce112" table:formula="of:=([.T3]-[.T8])/[.T3]" office:value-type="float" office:value="-0.00645475186558342" calcext:value-type="float">
            <text:p>-0.006454751865583</text:p>
          </table:table-cell>
          <table:table-cell table:style-name="ce112"/>
          <table:table-cell table:style-name="ce112" table:formula="of:=([.V3]-[.V8])/[.V3]" office:value-type="float" office:value="-0.0132177993659083" calcext:value-type="float">
            <text:p>-0.013217799365908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formula="of:=SUM([.D35:.Y35])/14" office:value-type="float" office:value="-0.00496497490955575" calcext:value-type="float">
            <text:p>-0.004964974909556</text:p>
          </table:table-cell>
          <table:table-cell table:style-name="ce13" table:formula="of:=[.B35]*(-1)" office:value-type="percentage" office:value="0.00496497490955575" calcext:value-type="percentage">
            <text:p>0.50%</text:p>
          </table:table-cell>
          <table:table-cell table:style-name="ce112" table:formula="of:=([.D3]-[.D9])/[.D3]" office:value-type="float" office:value="-0.00780955965374483" calcext:value-type="float">
            <text:p>-0.007809559653745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9])/[.K3]" office:value-type="float" office:value="0.00232954345729562" calcext:value-type="float">
            <text:p>0.002329543457296</text:p>
          </table:table-cell>
          <table:table-cell table:style-name="ce112" table:formula="of:=([.L3]-[.L9])/[.L3]" office:value-type="float" office:value="-0.0187883097673717" calcext:value-type="float">
            <text:p>-0.018788309767372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0554894966309949" calcext:value-type="float">
            <text:p>-0.005548949663099</text:p>
          </table:table-cell>
          <table:table-cell table:style-name="ce112" table:formula="of:=([.R3]-[.R9])/[.R3]" office:value-type="float" office:value="-0.0173172151006963" calcext:value-type="float">
            <text:p>-0.017317215100696</text:p>
          </table:table-cell>
          <table:table-cell table:style-name="ce112"/>
          <table:table-cell table:style-name="ce112" table:formula="of:=([.T3]-[.T9])/[.T3]" office:value-type="float" office:value="-0.00716903765500939" calcext:value-type="float">
            <text:p>-0.007169037655009</text:p>
          </table:table-cell>
          <table:table-cell table:style-name="ce112"/>
          <table:table-cell table:style-name="ce112" table:formula="of:=([.V3]-[.V9])/[.V3]" office:value-type="float" office:value="-0.0152061203511544" calcext:value-type="float">
            <text:p>-0.015206120351155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formula="of:=SUM([.D36:.Y36])/14" office:value-type="float" office:value="-0.00589217876687555" calcext:value-type="float">
            <text:p>-0.005892178766876</text:p>
          </table:table-cell>
          <table:table-cell table:style-name="ce13" table:formula="of:=[.B36]*(-1)" office:value-type="percentage" office:value="0.00589217876687555" calcext:value-type="percentage">
            <text:p>0.59%</text:p>
          </table:table-cell>
          <table:table-cell table:style-name="ce112" table:formula="of:=([.D3]-[.D10])/[.D3]" office:value-type="float" office:value="-0.00780955965374483" calcext:value-type="float">
            <text:p>-0.007809559653745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-0.00297029702970297" calcext:value-type="float">
            <text:p>-0.002970297029703</text:p>
          </table:table-cell>
          <table:table-cell table:style-name="ce112" table:formula="of:=([.G3]-[.G10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0])/[.K3]" office:value-type="float" office:value="0.00135092045002544" calcext:value-type="float">
            <text:p>0.001350920450025</text:p>
          </table:table-cell>
          <table:table-cell table:style-name="ce112" table:formula="of:=([.L3]-[.L10])/[.L3]" office:value-type="float" office:value="-0.0282221108643834" calcext:value-type="float">
            <text:p>-0.028222110864383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647377460694946" calcext:value-type="float">
            <text:p>-0.006473774606949</text:p>
          </table:table-cell>
          <table:table-cell table:style-name="ce112" table:formula="of:=([.R3]-[.R10])/[.R3]" office:value-type="float" office:value="-0.021515778505144" calcext:value-type="float">
            <text:p>-0.021515778505144</text:p>
          </table:table-cell>
          <table:table-cell table:style-name="ce112"/>
          <table:table-cell table:style-name="ce112" table:formula="of:=([.T3]-[.T10])/[.T3]" office:value-type="float" office:value="-0.00680331103888649" calcext:value-type="float">
            <text:p>-0.006803311038886</text:p>
          </table:table-cell>
          <table:table-cell table:style-name="ce112"/>
          <table:table-cell table:style-name="ce112" table:formula="of:=([.V3]-[.V10])/[.V3]" office:value-type="float" office:value="-0.010046591487472" calcext:value-type="float">
            <text:p>-0.010046591487472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formula="of:=SUM([.D37:.Y37])/14" office:value-type="float" office:value="-0.00480817748216898" calcext:value-type="float">
            <text:p>-0.004808177482169</text:p>
          </table:table-cell>
          <table:table-cell table:style-name="ce13" table:formula="of:=[.B37]*(-1)" office:value-type="percentage" office:value="0.00480817748216898" calcext:value-type="percentage">
            <text:p>0.48%</text:p>
          </table:table-cell>
          <table:table-cell table:style-name="ce112" table:formula="of:=([.D3]-[.D11])/[.D3]" office:value-type="float" office:value="-0.00806046920085304" calcext:value-type="float">
            <text:p>-0.008060469200853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-0.00198019801980198" calcext:value-type="float">
            <text:p>-0.001980198019802</text:p>
          </table:table-cell>
          <table:table-cell table:style-name="ce112" table:formula="of:=([.G3]-[.G11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1])/[.K3]" office:value-type="float" office:value="0.00106596182501929" calcext:value-type="float">
            <text:p>0.001065961825019</text:p>
          </table:table-cell>
          <table:table-cell table:style-name="ce112" table:formula="of:=([.L3]-[.L11])/[.L3]" office:value-type="float" office:value="-0.0147032478072845" calcext:value-type="float">
            <text:p>-0.014703247807285</text:p>
          </table:table-cell>
          <table:table-cell table:style-name="ce112" table:formula="of:=([.M3]-[.M11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587924428590309" calcext:value-type="float">
            <text:p>-0.005879244285903</text:p>
          </table:table-cell>
          <table:table-cell table:style-name="ce112" table:formula="of:=([.R3]-[.R11])/[.R3]" office:value-type="float" office:value="-0.018919633830429" calcext:value-type="float">
            <text:p>-0.018919633830429</text:p>
          </table:table-cell>
          <table:table-cell table:style-name="ce112"/>
          <table:table-cell table:style-name="ce112" table:formula="of:=([.T3]-[.T11])/[.T3]" office:value-type="float" office:value="-0.0060331351591303" calcext:value-type="float">
            <text:p>-0.00603313515913</text:p>
          </table:table-cell>
          <table:table-cell table:style-name="ce112"/>
          <table:table-cell table:style-name="ce112" table:formula="of:=([.V3]-[.V11])/[.V3]" office:value-type="float" office:value="-0.0128045182719832" calcext:value-type="float">
            <text:p>-0.012804518271983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formula="of:=SUM([.D38:.Y38])/14" office:value-type="float" office:value="-0.00510714789072678" calcext:value-type="float">
            <text:p>-0.005107147890727</text:p>
          </table:table-cell>
          <table:table-cell table:style-name="ce13" table:formula="of:=[.B38]*(-1)" office:value-type="percentage" office:value="0.00510714789072678" calcext:value-type="percentage">
            <text:p>0.51%</text:p>
          </table:table-cell>
          <table:table-cell table:style-name="ce112" table:formula="of:=([.D3]-[.D12])/[.D3]" office:value-type="float" office:value="-0.00780955965374483" calcext:value-type="float">
            <text:p>-0.007809559653745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-0.00198019801980198" calcext:value-type="float">
            <text:p>-0.001980198019802</text:p>
          </table:table-cell>
          <table:table-cell table:style-name="ce112" table:formula="of:=([.G3]-[.G12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2])/[.K3]" office:value-type="float" office:value="0.00232954345729562" calcext:value-type="float">
            <text:p>0.002329543457296</text:p>
          </table:table-cell>
          <table:table-cell table:style-name="ce112" table:formula="of:=([.L3]-[.L12])/[.L3]" office:value-type="float" office:value="-0.0126057743553312" calcext:value-type="float">
            <text:p>-0.012605774355331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0620953890870651" calcext:value-type="float">
            <text:p>-0.006209538908707</text:p>
          </table:table-cell>
          <table:table-cell table:style-name="ce112" table:formula="of:=([.R3]-[.R12])/[.R3]" office:value-type="float" office:value="-0.0218342183912421" calcext:value-type="float">
            <text:p>-0.021834218391242</text:p>
          </table:table-cell>
          <table:table-cell table:style-name="ce112"/>
          <table:table-cell table:style-name="ce112" table:formula="of:=([.T3]-[.T12])/[.T3]" office:value-type="float" office:value="-0.00818331555045655" calcext:value-type="float">
            <text:p>-0.008183315550457</text:p>
          </table:table-cell>
          <table:table-cell table:style-name="ce112"/>
          <table:table-cell table:style-name="ce112" table:formula="of:=([.V3]-[.V12])/[.V3]" office:value-type="float" office:value="-0.0152070090481873" calcext:value-type="float">
            <text:p>-0.015207009048187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formula="of:=SUM([.D39:.Y39])/14" office:value-type="float" office:value="-0.00566018954105017" calcext:value-type="float">
            <text:p>-0.00566018954105</text:p>
          </table:table-cell>
          <table:table-cell table:style-name="ce13" table:formula="of:=[.B39]*(-1)" office:value-type="percentage" office:value="0.00566018954105017" calcext:value-type="percentage">
            <text:p>0.57%</text:p>
          </table:table-cell>
          <table:table-cell table:style-name="ce112" table:formula="of:=([.D3]-[.D13])/[.D3]" office:value-type="float" office:value="-0.00780955965374483" calcext:value-type="float">
            <text:p>-0.007809559653745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-0.00099009900990099" calcext:value-type="float">
            <text:p>-0.000990099009901</text:p>
          </table:table-cell>
          <table:table-cell table:style-name="ce112" table:formula="of:=([.G3]-[.G13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3])/[.K3]" office:value-type="float" office:value="0.00232954345729562" calcext:value-type="float">
            <text:p>0.002329543457296</text:p>
          </table:table-cell>
          <table:table-cell table:style-name="ce112" table:formula="of:=([.L3]-[.L13])/[.L3]" office:value-type="float" office:value="-0.021642727795551" calcext:value-type="float">
            <text:p>-0.021642727795551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620953890870651" calcext:value-type="float">
            <text:p>-0.006209538908707</text:p>
          </table:table-cell>
          <table:table-cell table:style-name="ce112" table:formula="of:=([.R3]-[.R13])/[.R3]" office:value-type="float" office:value="-0.0235010845783491" calcext:value-type="float">
            <text:p>-0.023501084578349</text:p>
          </table:table-cell>
          <table:table-cell table:style-name="ce112"/>
          <table:table-cell table:style-name="ce112" table:formula="of:=([.T3]-[.T13])/[.T3]" office:value-type="float" office:value="-0.00772381267654933" calcext:value-type="float">
            <text:p>-0.007723812676549</text:p>
          </table:table-cell>
          <table:table-cell table:style-name="ce112"/>
          <table:table-cell table:style-name="ce112" table:formula="of:=([.V3]-[.V13])/[.V3]" office:value-type="float" office:value="-0.0136953744091961" calcext:value-type="float">
            <text:p>-0.013695374409196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formula="of:=SUM([.D40:.Y40])/14" office:value-type="float" office:value="-0.00519029563249758" calcext:value-type="float">
            <text:p>-0.005190295632498</text:p>
          </table:table-cell>
          <table:table-cell table:style-name="ce13" table:formula="of:=[.B40]*(-1)" office:value-type="percentage" office:value="0.00519029563249758" calcext:value-type="percentage">
            <text:p>0.52%</text:p>
          </table:table-cell>
          <table:table-cell table:style-name="ce112" table:formula="of:=([.D3]-[.D14])/[.D3]" office:value-type="float" office:value="-0.00780955965374483" calcext:value-type="float">
            <text:p>-0.00780955965374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-0.00099009900990099" calcext:value-type="float">
            <text:p>-0.000990099009901</text:p>
          </table:table-cell>
          <table:table-cell table:style-name="ce112" table:formula="of:=([.G3]-[.G14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4])/[.K3]" office:value-type="float" office:value="0.00232954345729562" calcext:value-type="float">
            <text:p>0.002329543457296</text:p>
          </table:table-cell>
          <table:table-cell table:style-name="ce112" table:formula="of:=([.L3]-[.L14])/[.L3]" office:value-type="float" office:value="-0.015859842030758" calcext:value-type="float">
            <text:p>-0.015859842030758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706830492799583" calcext:value-type="float">
            <text:p>-0.007068304927996</text:p>
          </table:table-cell>
          <table:table-cell table:style-name="ce112" table:formula="of:=([.R3]-[.R14])/[.R3]" office:value-type="float" office:value="-0.0216050044731242" calcext:value-type="float">
            <text:p>-0.021605004473124</text:p>
          </table:table-cell>
          <table:table-cell table:style-name="ce112"/>
          <table:table-cell table:style-name="ce112" table:formula="of:=([.T3]-[.T14])/[.T3]" office:value-type="float" office:value="-0.00645475186558342" calcext:value-type="float">
            <text:p>-0.006454751865583</text:p>
          </table:table-cell>
          <table:table-cell table:style-name="ce112"/>
          <table:table-cell table:style-name="ce112" table:formula="of:=([.V3]-[.V14])/[.V3]" office:value-type="float" office:value="-0.0152061203511544" calcext:value-type="float">
            <text:p>-0.015206120351155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formula="of:=SUM([.D41:.Y41])/14" office:value-type="float" office:value="-0.00503052901633049" calcext:value-type="float">
            <text:p>-0.00503052901633</text:p>
          </table:table-cell>
          <table:table-cell table:style-name="ce13" table:formula="of:=[.B41]*(-1)" office:value-type="percentage" office:value="0.00503052901633049" calcext:value-type="percentage">
            <text:p>0.50%</text:p>
          </table:table-cell>
          <table:table-cell table:style-name="ce112" table:formula="of:=([.D3]-[.D15])/[.D3]" office:value-type="float" office:value="-0.00780955965374483" calcext:value-type="float">
            <text:p>-0.007809559653745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-0.00198019801980198" calcext:value-type="float">
            <text:p>-0.001980198019802</text:p>
          </table:table-cell>
          <table:table-cell table:style-name="ce112" table:formula="of:=([.G3]-[.G15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5])/[.K3]" office:value-type="float" office:value="0.00232954345729562" calcext:value-type="float">
            <text:p>0.002329543457296</text:p>
          </table:table-cell>
          <table:table-cell table:style-name="ce112" table:formula="of:=([.L3]-[.L15])/[.L3]" office:value-type="float" office:value="-0.0145210404988933" calcext:value-type="float">
            <text:p>-0.014521040498893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554894966309949" calcext:value-type="float">
            <text:p>-0.005548949663099</text:p>
          </table:table-cell>
          <table:table-cell table:style-name="ce112" table:formula="of:=([.R3]-[.R15])/[.R3]" office:value-type="float" office:value="-0.022585519265952" calcext:value-type="float">
            <text:p>-0.022585519265952</text:p>
          </table:table-cell>
          <table:table-cell table:style-name="ce112"/>
          <table:table-cell table:style-name="ce112" table:formula="of:=([.T3]-[.T15])/[.T3]" office:value-type="float" office:value="-0.00645475186558342" calcext:value-type="float">
            <text:p>-0.006454751865583</text:p>
          </table:table-cell>
          <table:table-cell table:style-name="ce112"/>
          <table:table-cell table:style-name="ce112" table:formula="of:=([.V3]-[.V15])/[.V3]" office:value-type="float" office:value="-0.0138569307188474" calcext:value-type="float">
            <text:p>-0.013856930718848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formula="of:=SUM([.D42:.Y42])/14" office:value-type="float" office:value="-0.00589207533969211" calcext:value-type="float">
            <text:p>-0.005892075339692</text:p>
          </table:table-cell>
          <table:table-cell table:style-name="ce13" table:formula="of:=[.B42]*(-1)" office:value-type="percentage" office:value="0.00589207533969211" calcext:value-type="percentage">
            <text:p>0.59%</text:p>
          </table:table-cell>
          <table:table-cell table:style-name="ce112" table:formula="of:=([.D3]-[.D16])/[.D3]" office:value-type="float" office:value="-0.00780955965374483" calcext:value-type="float">
            <text:p>-0.007809559653745</text:p>
          </table:table-cell>
          <table:table-cell table:style-name="ce112" table:formula="of:=([.E3]-[.E16])/[.E3]" office:value-type="float" office:value="0" calcext:value-type="float">
            <text:p>0</text:p>
          </table:table-cell>
          <table:table-cell table:style-name="ce112" table:formula="of:=([.F3]-[.F16])/[.F3]" office:value-type="float" office:value="-0.00297029702970297" calcext:value-type="float">
            <text:p>-0.002970297029703</text:p>
          </table:table-cell>
          <table:table-cell table:style-name="ce112" table:formula="of:=([.G3]-[.G16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6])/[.K3]" office:value-type="float" office:value="0.00232954345729562" calcext:value-type="float">
            <text:p>0.002329543457296</text:p>
          </table:table-cell>
          <table:table-cell table:style-name="ce112" table:formula="of:=([.L3]-[.L16])/[.L3]" office:value-type="float" office:value="-0.021642727795551" calcext:value-type="float">
            <text:p>-0.021642727795551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0653983353151011" calcext:value-type="float">
            <text:p>-0.00653983353151</text:p>
          </table:table-cell>
          <table:table-cell table:style-name="ce112" table:formula="of:=([.R3]-[.R16])/[.R3]" office:value-type="float" office:value="-0.0235010845783491" calcext:value-type="float">
            <text:p>-0.023501084578349</text:p>
          </table:table-cell>
          <table:table-cell table:style-name="ce112"/>
          <table:table-cell table:style-name="ce112" table:formula="of:=([.T3]-[.T16])/[.T3]" office:value-type="float" office:value="-0.00772381267654933" calcext:value-type="float">
            <text:p>-0.007723812676549</text:p>
          </table:table-cell>
          <table:table-cell table:style-name="ce112"/>
          <table:table-cell table:style-name="ce112" table:formula="of:=([.V3]-[.V16])/[.V3]" office:value-type="float" office:value="-0.0146312829475777" calcext:value-type="float">
            <text:p>-0.014631282947578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formula="of:=SUM([.D43:.Y43])/14" office:value-type="float" office:value="-0.00490186014227117" calcext:value-type="float">
            <text:p>-0.004901860142271</text:p>
          </table:table-cell>
          <table:table-cell table:style-name="ce13" table:formula="of:=[.B43]*(-1)" office:value-type="percentage" office:value="0.00490186014227117" calcext:value-type="percentage">
            <text:p>0.49%</text:p>
          </table:table-cell>
          <table:table-cell table:style-name="ce112" table:formula="of:=([.D3]-[.D17])/[.D3]" office:value-type="float" office:value="-0.00780955965374483" calcext:value-type="float">
            <text:p>-0.007809559653745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-0.00297029702970297" calcext:value-type="float">
            <text:p>-0.002970297029703</text:p>
          </table:table-cell>
          <table:table-cell table:style-name="ce112" table:formula="of:=([.G3]-[.G1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7])/[.K3]" office:value-type="float" office:value="0.00232954345729562" calcext:value-type="float">
            <text:p>0.002329543457296</text:p>
          </table:table-cell>
          <table:table-cell table:style-name="ce112" table:formula="of:=([.L3]-[.L17])/[.L3]" office:value-type="float" office:value="-0.015859842030758" calcext:value-type="float">
            <text:p>-0.015859842030758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0620953890870651" calcext:value-type="float">
            <text:p>-0.006209538908707</text:p>
          </table:table-cell>
          <table:table-cell table:style-name="ce112" table:formula="of:=([.R3]-[.R17])/[.R3]" office:value-type="float" office:value="-0.0216050044731242" calcext:value-type="float">
            <text:p>-0.021605004473124</text:p>
          </table:table-cell>
          <table:table-cell table:style-name="ce112"/>
          <table:table-cell table:style-name="ce112" table:formula="of:=([.T3]-[.T17])/[.T3]" office:value-type="float" office:value="-0.00645475186558342" calcext:value-type="float">
            <text:p>-0.006454751865583</text:p>
          </table:table-cell>
          <table:table-cell table:style-name="ce112"/>
          <table:table-cell table:style-name="ce112" table:formula="of:=([.V3]-[.V17])/[.V3]" office:value-type="float" office:value="-0.010046591487472" calcext:value-type="float">
            <text:p>-0.010046591487472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formula="of:=SUM([.D44:.Y44])/14" office:value-type="float" office:value="-0.00523609130897677" calcext:value-type="float">
            <text:p>-0.005236091308977</text:p>
          </table:table-cell>
          <table:table-cell table:style-name="ce13" table:formula="of:=[.B44]*(-1)" office:value-type="percentage" office:value="0.00523609130897677" calcext:value-type="percentage">
            <text:p>0.52%</text:p>
          </table:table-cell>
          <table:table-cell table:style-name="ce112" table:formula="of:=([.D3]-[.D18])/[.D3]" office:value-type="float" office:value="-0.00780955965374483" calcext:value-type="float">
            <text:p>-0.007809559653745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-0.00198019801980198" calcext:value-type="float">
            <text:p>-0.001980198019802</text:p>
          </table:table-cell>
          <table:table-cell table:style-name="ce112" table:formula="of:=([.G3]-[.G1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8])/[.K3]" office:value-type="float" office:value="0.00232954345729562" calcext:value-type="float">
            <text:p>0.002329543457296</text:p>
          </table:table-cell>
          <table:table-cell table:style-name="ce112" table:formula="of:=([.L3]-[.L18])/[.L3]" office:value-type="float" office:value="-0.0145210404988933" calcext:value-type="float">
            <text:p>-0.014521040498893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620953890870651" calcext:value-type="float">
            <text:p>-0.006209538908707</text:p>
          </table:table-cell>
          <table:table-cell table:style-name="ce112" table:formula="of:=([.R3]-[.R18])/[.R3]" office:value-type="float" office:value="-0.0234527237880531" calcext:value-type="float">
            <text:p>-0.023452723788053</text:p>
          </table:table-cell>
          <table:table-cell table:style-name="ce112"/>
          <table:table-cell table:style-name="ce112" table:formula="of:=([.T3]-[.T18])/[.T3]" office:value-type="float" office:value="-0.00645475186558342" calcext:value-type="float">
            <text:p>-0.006454751865583</text:p>
          </table:table-cell>
          <table:table-cell table:style-name="ce112"/>
          <table:table-cell table:style-name="ce112" table:formula="of:=([.V3]-[.V18])/[.V3]" office:value-type="float" office:value="-0.0152070090481873" calcext:value-type="float">
            <text:p>-0.015207009048187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0466589631424379" calcext:value-type="percentage">
            <text:p>0.47%</text:p>
          </table:table-cell>
          <table:table-cell table:style-name="ce12" table:formula="of:=[.C20]" office:value-type="percentage" office:value="0.00199729560588135" calcext:value-type="percentage">
            <text:p>0.20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0589237750787343" calcext:value-type="percentage">
            <text:p>0.59%</text:p>
          </table:table-cell>
          <table:table-cell table:style-name="ce12" table:formula="of:=[.C21]" office:value-type="percentage" office:value="0.00256182479181062" calcext:value-type="percentage">
            <text:p>0.2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496497490955575" calcext:value-type="percentage">
            <text:p>0.50%</text:p>
          </table:table-cell>
          <table:table-cell table:style-name="ce12" table:formula="of:=[.C22]" office:value-type="percentage" office:value="0.00260283678569509" calcext:value-type="percentage">
            <text:p>0.2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0589217876687555" calcext:value-type="percentage">
            <text:p>0.59%</text:p>
          </table:table-cell>
          <table:table-cell table:style-name="ce12" table:formula="of:=[.C23]" office:value-type="percentage" office:value="0.00288856014991619" calcext:value-type="percentage">
            <text:p>0.2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480817748216898" calcext:value-type="percentage">
            <text:p>0.48%</text:p>
          </table:table-cell>
          <table:table-cell table:style-name="ce12" table:formula="of:=[.C24]" office:value-type="percentage" office:value="0.00279884179692947" calcext:value-type="percentage">
            <text:p>0.2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510714789072678" calcext:value-type="percentage">
            <text:p>0.51%</text:p>
          </table:table-cell>
          <table:table-cell table:style-name="ce12" table:formula="of:=[.C25]" office:value-type="percentage" office:value="0.00220831527696691" calcext:value-type="percentage">
            <text:p>0.2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566018954105017" calcext:value-type="percentage">
            <text:p>0.57%</text:p>
          </table:table-cell>
          <table:table-cell table:style-name="ce12" table:formula="of:=[.C26]" office:value-type="percentage" office:value="0.00108465146471635" calcext:value-type="percentage">
            <text:p>0.11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519029563249758" calcext:value-type="percentage">
            <text:p>0.52%</text:p>
          </table:table-cell>
          <table:table-cell table:style-name="ce12" table:formula="of:=[.C27]" office:value-type="percentage" office:value="0.00252773034043905" calcext:value-type="percentage">
            <text:p>0.2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503052901633049" calcext:value-type="percentage">
            <text:p>0.50%</text:p>
          </table:table-cell>
          <table:table-cell table:style-name="ce12" table:formula="of:=[.C28]" office:value-type="percentage" office:value="0.00261907223872917" calcext:value-type="percentage">
            <text:p>0.2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0589207533969211" calcext:value-type="percentage">
            <text:p>0.59%</text:p>
          </table:table-cell>
          <table:table-cell table:style-name="ce12" table:formula="of:=[.C29]" office:value-type="percentage" office:value="0.00246158834429858" calcext:value-type="percentage">
            <text:p>0.2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490186014227117" calcext:value-type="percentage">
            <text:p>0.49%</text:p>
          </table:table-cell>
          <table:table-cell table:style-name="ce12" table:formula="of:=[.C30]" office:value-type="percentage" office:value="0.00254558933877655" calcext:value-type="percentage">
            <text:p>0.2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523609130897677" calcext:value-type="percentage">
            <text:p>0.52%</text:p>
          </table:table-cell>
          <table:table-cell table:style-name="ce12" table:formula="of:=[.C31]" office:value-type="percentage" office:value="0.00231711342147402" calcext:value-type="percentage">
            <text:p>0.23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82"/>
        </table:table-row>
        <table:table-row table:style-name="ro5">
          <table:table-cell table:number-columns-repeated="4"/>
          <table:table-cell table:style-name="ce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58:10.92758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13T17:03:47.641201327</dc:date>
    <meta:editing-duration>P2DT11H22M41S</meta:editing-duration>
    <meta:editing-cycles>88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bb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22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/>
            <chart:data-point chart:style-name="ch10" chart:repeated="5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66589631424379">
                <text:p>0.00466589631424379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589237750787343">
                <text:p>0.0058923775078734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496497490955575">
                <text:p>0.00496497490955575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589217876687555">
                <text:p>0.0058921787668755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480817748216898">
                <text:p>0.0048081774821689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510714789072678">
                <text:p>0.00510714789072678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566018954105017">
                <text:p>0.00566018954105017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519029563249758">
                <text:p>0.00519029563249758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503052901633049">
                <text:p>0.00503052901633049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589207533969211">
                <text:p>0.00589207533969211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90186014227117">
                <text:p>0.00490186014227117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523609130897677">
                <text:p>0.00523609130897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2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199729560588135">
                <text:p>0.00199729560588135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256182479181062">
                <text:p>0.00256182479181062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260283678569509">
                <text:p>0.0026028367856950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288856014991619">
                <text:p>0.00288856014991619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279884179692947">
                <text:p>0.0027988417969294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220831527696691">
                <text:p>0.00220831527696691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108465146471635">
                <text:p>0.00108465146471635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252773034043905">
                <text:p>0.0025277303404390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261907223872917">
                <text:p>0.00261907223872917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246158834429858">
                <text:p>0.00246158834429858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254558933877655">
                <text:p>0.00254558933877655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231711342147402">
                <text:p>0.00231711342147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